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jemplo: Configuración de un contenedor con la imagen MariaDB</text:p>
      <text:p text:style-name="Standard"/>
      <text:p text:style-name="Standard">En ocasiones es obligatorio el inicializar alguna variable de entorno para que el contenedor pueda ser ejecutado. Si miramos la [documentación](https://hub.docker.com/_/mariadb) en Docker Hub de la imagen `mariadb`, observamos que podemos definir algunas variables de entorno para la creación y configuración del contenedor (por ejemplo: `MARIADB_DATABASE`,`MARIADB_USER`, `MARIADB_PASSWORD`,...). Pero hay una que la tenemos que indicar de forma obligatoria, la contraseña del usuario `root` (`MARIADB_ROOT_PASSWORD`), por lo tanto:</text:p>
      <text:p text:style-name="Standard"/>
      <text:p text:style-name="Standard">```bash</text:p>
      <text:p text:style-name="Standard">$ docker run -d --name mimariadb -e MARIADB_ROOT_PASSWORD=my-secret-pw mariadb:10.5</text:p>
      <text:p text:style-name="Standard">$ $ docker ps</text:p>
      <text:p text:style-name="Standard">CONTAINER ID <text:s text:c="2"/>IMAGE <text:s text:c="6"/>COMMAND <text:s text:c="17"/>CREATED <text:s text:c="9"/>STATUS <text:s text:c="8"/>PORTS <text:s text:c="12"/>NAMES</text:p>
      <text:p text:style-name="Standard">09425481aee6 <text:s text:c="2"/>mariadb <text:s text:c="4"/>"docker-entrypoint.s…" <text:s text:c="2"/>22 seconds ago <text:s text:c="2"/>Up 1 second <text:s text:c="3"/>3306/tcp <text:s text:c="9"/>mimariadb</text:p>
      <text:p text:style-name="Standard">```</text:p>
      <text:p text:style-name="Standard"/>
      <text:p text:style-name="Standard">Podemos ver que se ha creado una variable de entorno:</text:p>
      <text:p text:style-name="Standard"/>
      <text:p text:style-name="Standard">```bash</text:p>
      <text:p text:style-name="Standard">$ docker exec -it mimariadb env</text:p>
      <text:p text:style-name="Standard">...</text:p>
      <text:p text:style-name="Standard">MARIADB_ROOT_PASSWORD=my-secret-pw</text:p>
      <text:p text:style-name="Standard">...</text:p>
      <text:p text:style-name="Standard">```</text:p>
      <text:p text:style-name="Standard"/>
      <text:p text:style-name="Standard">Y para acceder podemos ejecutar:</text:p>
      <text:p text:style-name="Standard"/>
      <text:p text:style-name="Standard">```bash</text:p>
      <text:p text:style-name="Standard">$ docker exec -it mimariadb bash</text:p>
      <text:p text:style-name="Standard">root@9c3effd891e3:/# mysql -u root -p"$MARIADB_ROOT_PASSWORD" </text:p>
      <text:p text:style-name="Standard">...</text:p>
      <text:p text:style-name="Standard"/>
      <text:p text:style-name="Standard">MariaDB [(none)]&gt; </text:p>
      <text:p text:style-name="Standard">```</text:p>
      <text:p text:style-name="Standard">Otra forma de hacerlo sería:</text:p>
      <text:p text:style-name="Standard"/>
      <text:p text:style-name="Standard">```bash</text:p>
      <text:p text:style-name="Standard">$ docker exec -it mimariadb mysql -u root -p -h 127.0.0.1</text:p>
      <text:p text:style-name="Standard">Enter password: </text:p>
      <text:p text:style-name="Standard">...</text:p>
      <text:p text:style-name="Standard">MariaDB [(none)]&gt; </text:p>
      <text:p text:style-name="Standard">```</text:p>
      <text:p text:style-name="Standard"/>
      <text:p text:style-name="Standard">## Accediendo a servidor de base de datos desde el exterior</text:p>
      <text:p text:style-name="Standard"/>
      <text:p text:style-name="Standard">En el ejemplo anterior hemos accedido a la base de datos de dos formas: </text:p>
      <text:p text:style-name="Standard"/>
      <text:p text:style-name="Standard">1. Ejecutado un comando `bash` para acceder al contenedor y desde dentro hemos utilizado el cliente de MariaDB para acceder a la base de datos.</text:p>
      <text:p text:style-name="Standard"><text:soft-page-break/>2. Ejecutando directamente en el contenedor el cliente de MariaDB.</text:p>
      <text:p text:style-name="Standard"/>
      <text:p text:style-name="Standard">En esta ocasión vamos a mapear los puertos para acceder desde el exterior a la base de datos:</text:p>
      <text:p text:style-name="Standard"/>
      <text:p text:style-name="Standard">Lo primero que vamos a hacer es eliminar el contenedor anterior:</text:p>
      <text:p text:style-name="Standard"/>
      <text:p text:style-name="Standard">```bash </text:p>
      <text:p text:style-name="Standard">$ docker rm -f mimariadb</text:p>
      <text:p text:style-name="Standard">```</text:p>
      <text:p text:style-name="Standard"/>
      <text:p text:style-name="Standard">Y a continuación vamos a crear otro contenedor, pero en esta ocasión vamos a mapear el puerto 3306/tcp del Host Docker con el puerto 3306/tcp del contenedor:</text:p>
      <text:p text:style-name="Standard"/>
      <text:p text:style-name="Standard">```bash </text:p>
      <text:p text:style-name="Standard">$ docker run -d -p 3306:3306 --name mimariadb -e MARIADB_ROOT_PASSWORD=my-secret-pw mariadb:10.5</text:p>
      <text:p text:style-name="Standard">```</text:p>
      <text:p text:style-name="Standard"/>
      <text:p text:style-name="Standard">Comprobamos que los puertos se han mapeado y que el contenedor está ejecutándose:</text:p>
      <text:p text:style-name="Standard"/>
      <text:p text:style-name="Standard">```bash</text:p>
      <text:p text:style-name="Standard">$ docker ps</text:p>
      <text:p text:style-name="Standard">CONTAINER ID <text:s text:c="2"/>IMAGE <text:s text:c="6"/>COMMAND <text:s text:c="17"/>CREATED <text:s text:c="9"/>STATUS <text:s text:c="9"/>PORTS <text:s text:c="38"/>NAMES</text:p>
      <text:p text:style-name="Standard">8d1857ff1d2f <text:s text:c="2"/>mariadb <text:s text:c="4"/>"docker-entrypoint.s…" <text:s text:c="2"/>14 seconds ago <text:s text:c="2"/>Up 11 seconds <text:s text:c="2"/>0.0.0.0:3306-&gt;3306/tcp, :::3306-&gt;3306/tcp <text:s text:c="2"/>mimariadb</text:p>
      <text:p text:style-name="Standard">```</text:p>
      <text:p text:style-name="Standard"/>
      <text:p text:style-name="Standard">Ahora desde nuestro equipo, donde hemos instalado un cliente de MariaDB (`sudo apt install mariadb-client`), nos conectamos al Host Docker:</text:p>
      <text:p text:style-name="Standard"/>
      <text:p text:style-name="Standard">```bash</text:p>
      <text:p text:style-name="Standard">$ mysql -u root -p -h 127.0.0.1</text:p>
      <text:p text:style-name="Standard">Enter password: </text:p>
      <text:p text:style-name="Standard">...</text:p>
      <text:p text:style-name="Standard">MariaDB [(none)]&gt; 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53:56.224000000</meta:creation-date>
    <dc:date>2024-06-18T13:54:14.929000000</dc:date>
    <meta:editing-duration>PT18S</meta:editing-duration>
    <meta:editing-cycles>1</meta:editing-cycles>
    <meta:document-statistic meta:table-count="0" meta:image-count="0" meta:object-count="0" meta:page-count="2" meta:paragraph-count="55" meta:word-count="386" meta:character-count="2730" meta:non-whitespace-character-count="2221"/>
    <meta:generator>LibreOffice/24.2.3.2$Windows_X86_64 LibreOffice_project/433d9c2ded56988e8a90e6b2e771ee4e6a5ab2ba</meta:generator>
  </office:meta>
</office:document-meta>
</file>